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officeooo:rsid="001e28ab" officeooo:paragraph-rsid="001e28ab"/>
    </style:style>
    <style:style style:name="P2" style:family="paragraph" style:parent-style-name="Standard">
      <style:text-properties officeooo:paragraph-rsid="001e28ab"/>
    </style:style>
    <style:style style:name="T1" style:family="text">
      <style:text-properties officeooo:rsid="001e28ab"/>
    </style:style>
    <style:style style:name="T2" style:family="text">
      <style:text-properties fo:font-variant="normal" fo:text-transform="none" fo:color="#3c4043" loext:opacity="100%" style:font-name="Roboto" fo:font-size="8.39999961853027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Вопрос: </text:span><text:span text:style-name="T2">1. Какой вариант вы делали?</text:span> </text:p>
      <text:p text:style-name="P1">Ответ: 10</text:p>
      <text:p text:style-name="P1"/>
      <text:p text:style-name="P2"><text:span text:style-name="T1">Вопрос: </text:span><text:span text:style-name="T2">Какая операция выполняется под номером 5)?</text:span> </text:p>
      <text:p text:style-name="P1">Ответ: -----------------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6T01:27:19.306000000</dc:date>
    <meta:editing-duration>PT3H42M31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4" meta:word-count="17" meta:character-count="120" meta:non-whitespace-character-count="105"/>
  </office:meta>
</office:document-meta>
</file>